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0547in" fo:margin-bottom="0in" style:snap-to-layout-grid="false"/>
      <style:text-properties style:font-name="Liberation Sans" fo:font-size="10pt" fo:font-weight="bold" style:font-weight-asian="bold"/>
    </style:style>
    <style:style style:name="P27" style:family="paragraph" style:parent-style-name="IP">
      <style:paragraph-properties fo:margin-top="0.0547in" fo:margin-bottom="0in" style:snap-to-layout-grid="false"/>
      <style:text-properties style:font-name="Liberation Sans" fo:font-size="10pt" fo:font-weight="bold" style:font-weight-asian="bold"/>
    </style:style>
    <style:style style:name="P28"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3335in" fo:margin-right="0in" fo:text-indent="-0.3335in" style:auto-text-indent="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1in" fo:margin-bottom="0in" fo:text-align="justify" style:justify-single-word="false"/>
    </style:style>
    <style:style style:name="P43" style:family="paragraph" style:parent-style-name="Standard" style:list-style-name="L3">
      <style:paragraph-properties fo:margin-top="0.1in" fo:margin-bottom="0in" fo:text-align="justify" style:justify-single-word="false"/>
    </style:style>
    <style:style style:name="P44" style:family="paragraph" style:parent-style-name="Standard" style:list-style-name="L4">
      <style:paragraph-properties fo:margin-top="0.1in" fo:margin-bottom="0in" fo:text-align="justify" style:justify-single-word="false"/>
    </style:style>
    <style:style style:name="P45"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3">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Standard" style:list-style-name="L3">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5">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7">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8">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9">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list-style-name="L8">
      <style:paragraph-properties fo:margin-top="0.1in" fo:margin-bottom="0in" fo:text-align="justify" style:justify-single-word="false"/>
      <style:text-properties style:font-name="Liberation Sans" fo:font-size="12pt" style:font-size-asian="12pt" style:font-size-complex="12pt"/>
    </style:style>
    <style:style style:name="P54"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5" style:family="paragraph" style:parent-style-name="Text_20_body" style:master-page-name="Standard">
      <style:paragraph-properties style:page-number="auto"/>
    </style:style>
    <style:style style:name="P56"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7"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style:font-name="Liberation Sans" fo:font-size="14pt" style:font-size-asian="14pt" style:font-size-complex="14pt"/>
    </style:style>
    <style:style style:name="P60"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1" style:family="paragraph" style:parent-style-name="Heading_20_3">
      <style:text-properties fo:font-weight="bold" style:font-weight-asian="bold" style:font-weight-complex="bold"/>
    </style:style>
    <style:style style:name="P62" style:family="paragraph" style:parent-style-name="Heading_20_3">
      <style:text-properties style:font-name="Liberation Sans" fo:font-size="12pt" fo:font-weight="bold" style:font-size-asian="12pt" style:font-weight-asian="bold" style:font-size-complex="12pt" style:font-weight-complex="bold"/>
    </style:style>
    <style:style style:name="P63"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background-color="#c0c0c0" style:font-size-asian="12pt" style:font-size-complex="12pt"/>
    </style:style>
    <style:style style:name="T19" style:family="text">
      <style:text-properties style:font-name="Liberation Sans" fo:font-weight="bold" style:font-weight-asian="bold" style:font-weight-complex="bold"/>
    </style:style>
    <style:style style:name="T20" style:family="text">
      <style:text-properties style:font-size-complex="12pt"/>
    </style:style>
    <style:style style:name="T21" style:family="text">
      <style:text-properties style:font-name="Liberation Sans3" fo:font-weight="normal" style:font-name-asian="Liberation Sans3" style:font-weight-asian="normal" style:font-name-complex="Liberation Sans3" style:font-weight-complex="normal"/>
    </style:style>
    <style:style style:name="T22" style:family="text">
      <style:text-properties style:text-position="0% 100%"/>
    </style:style>
    <style:style style:name="T23" style:family="text">
      <style:text-properties style:text-position="0% 100%" style:font-name="Liberation Sans"/>
    </style:style>
    <style:style style:name="T24" style:family="text">
      <style:text-properties style:text-position="0% 100%" fo:font-weight="normal" style:font-weight-asian="normal" style:font-weight-complex="normal"/>
    </style:style>
    <style:style style:name="T25" style:family="text">
      <style:text-properties fo:font-style="italic"/>
    </style:style>
    <style:style style:name="T26" style:family="text">
      <style:text-properties fo:background-color="#c0c0c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56"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7"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2">(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872761543" text:style-name="L1">
        <text:list-item>
          <text:p text:style-name="P42"><text:span text:style-name="T16">Fonética &amp; Fonología </text:span><text:span text:style-name="T15">(Phonetics &amp; Phonology):</text:span></text:p>
        </text:list-item>
        <text:list-item>
          <text:p text:style-name="P42"><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2"><text:span text:style-name="T16">Sintaxis:</text:span><text:span text:style-name="T15"> describe como las palabras se combinan para formar sintagmas, oraciones y frases.</text:span></text:p>
        </text:list-item>
        <text:list-item>
          <text:p text:style-name="P47">Pragmática</text:p>
        </text:list-item>
        <text:list-item>
          <text:p text:style-name="P47">Discurso</text:p>
        </text:list-item>
      </text:list>
      <text:h text:style-name="P61"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1" text:outline-level="3"><text:bookmark-start text:name="__RefHeading__3034_1081523524"/>Paráfrasis<text:bookmark-end text:name="__RefHeading__3034_1081523524"/></text:h>
      <text:list xml:id="list95681803"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1" text:outline-level="3"><text:bookmark-start text:name="__RefHeading__3064_1081523524"/>Otros<text:bookmark-end text:name="__RefHeading__3064_1081523524"/></text:h>
      <text:p text:style-name="P24"><text:span text:style-name="T19">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3">(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2">⁠</text:span></text:p>
      <text:p text:style-name="P24"><text:span text:style-name="T19">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text:span text:style-name="T10"> cuando una sílaba recibe la acentuación se dice que es tónica.</text:span></text:p>
      <text:h text:style-name="P59"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860142360" text:style-name="L3">
        <text:list-item>
          <text:p text:style-name="P46">Entity identification<text:span text:style-name="T10"> (or entity recognition): es un problema de etiquetado dentro de NLP que consiste en identificar las entidades existentes en un texto, como por ejemplo: lugares, nombres, etc.</text:span></text:p>
        </text:list-item>
        <text:list-item>
          <text:p text:style-name="P48"><text:span text:style-name="T6">Textual Entailment</text:span> (implicación textual): en la lógica el texto 1 implica el texto 2, esto podría ser el texto 1 es la pregunta que responde el texto 2; u otro tipo de relaciones.<text:span text:style-name="T26">(Wikipedia)</text:span><text:note text:id="ftn1" text:note-class="footnote"><text:note-citation>1</text:note-citation><text:note-body><text:p text:style-name="Footnote">http://en.wikipedia.org/wiki/Textual_entailment</text:p></text:note-body></text:note></text:p>
        </text:list-item>
        <text:list-item>
          <text:p text:style-name="P48"><text:span text:style-name="T6">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7">Semantic Role Labeling:</text:span><text:span text:style-name="T20">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4">Agent: Actor of an action </text:p>
            </text:list-item>
            <text:list-item>
              <text:p text:style-name="P54">Patient: Entity affected by the action </text:p>
            </text:list-item>
            <text:list-item>
              <text:p text:style-name="P54">Instrument: Tool used in performing action. </text:p>
            </text:list-item>
            <text:list-item>
              <text:p text:style-name="P54">Beneficiary: Entity for whom action is performed </text:p>
            </text:list-item>
            <text:list-item>
              <text:p text:style-name="P54">Source: Origin of the affected entity </text:p>
            </text:list-item>
            <text:list-item>
              <text:p text:style-name="P54">Destination: Destination of the affected entity</text:p>
            </text:list-item>
          </text:list>
        </text:list-item>
      </text:list>
      <text:h text:style-name="P61" text:outline-level="3"><text:bookmark-start text:name="__RefHeading__4558_1081523524"/>Técnicas de Pre-procesamiento de Textos<text:bookmark-end text:name="__RefHeading__4558_1081523524"/></text:h>
      <text:list xml:id="list74910611" text:style-name="L4">
        <text:list-item>
          <text:p text:style-name="P44"><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6">Stemming:</text:span><text:span text:style-name="T15"> proceso mediante el cual se eliminan de la palabra los “</text:span><text:span text:style-name="T16">morfemas</text:span><text:span text:style-name="T15">”, utilizando reglas predefinidas que se corresponden con las terminaciones más comunes de las palabras en un idioma. </text:span><text:bookmark-start text:name="__DdeLink__948_1965215289"/><text:span text:style-name="T15">Trabaja la morfología de las palabras.</text:span><text:bookmark-end text:name="__DdeLink__948_1965215289"/></text:p>
        </text:list-item>
        <text:list-item>
          <text:p text:style-name="P44"><text:soft-page-break/><text:span text:style-name="T16">Lematizar</text:span><text:span text:style-name="T15"> (lemmatiz): proceso mediante el cual se extrae el “</text:span><text:span text:style-name="T16">lexema</text:span><text:span text:style-name="T15">” de la palabra. Generalmente es necesario utilizar una base de datos que contenga información de los lexemas o lemas(como también se le suele llamar a los lexemas), estas BD son generalmente semánticas. Trabaja la morfología de las palabras.</text:span></text:p>
        </text:list-item>
      </text:list>
      <text:h text:style-name="P62" text:outline-level="3"><text:bookmark-start text:name="__RefHeading__4560_1081523524"/>Métricas de cadena<text:bookmark-end text:name="__RefHeading__4560_1081523524"/></text:h>
      <text:p text:style-name="P35"><text:span text:style-name="T17">(String Metrics) Son las métricas que miden similaridad o no-similaridad entre cadenas de texto.</text:span><text:span text:style-name="T18">(</text:span><text:a xlink:type="simple" xlink:href="../../../../../19_Linguistica_Computacional/Enciclopedia/String_metric_-_Wikipedia,_the_free_encyclopedia/index.html"><text:span text:style-name="T18">Wikipedia</text:span></text:a><text:span text:style-name="T18">)</text:span><text:span text:style-name="T17"><text:note text:id="ftn2" text:note-class="footnote"><text:note-citation>2</text:note-citation><text:note-body><text:p text:style-name="Footnote">http://en.wikipedia.org/wiki/String_metric</text:p></text:note-body></text:note></text:span></text:p>
      <text:list xml:id="list513196288" text:style-name="L5">
        <text:list-item>
          <text:p text:style-name="P49">Levenstein Distance</text:p>
        </text:list-item>
      </text:list>
      <text:h text:style-name="P63" text:outline-level="3"><text:bookmark-start text:name="__RefHeading__4562_1081523524"/>Otros<text:bookmark-end text:name="__RefHeading__4562_1081523524"/></text:h>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1"><text:span text:style-name="T6">Token:</text:span> A token is the technical name for a sequence of characters — such as hairy, his, or :) — that we want to treat as a group. (Bird 2009, NLP with Py)</text:p>
      <text:p text:style-name="P34"/>
      <text:p text:style-name="P29"><text:span text:style-name="T20">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5"><text:span text:style-name="T6">Fuzzy string matching:</text:span> ...(extraído de Taming Text)</text:p>
      <text:h text:style-name="P58" text:outline-level="2"><text:bookmark-start text:name="__RefHeading__3066_1081523524"/>Referidos al Procesamiento de Textos<text:bookmark-end text:name="__RefHeading__3066_1081523524"/></text:h>
      <text:p text:style-name="P20"><text:span text:style-name="T6">Corrección de errores</text:span> <text:span text:style-name="T10">(normalización de textos)</text:span>: <text:span text:style-name="T10">procesos del tratamiento lingüístico que elimina errores a partir de la comparación con supuestos correctos de la lengua. Ejemplo: Camaguey lleva diéresis en la u(ü), su forma correcta sería: Camagüey.</text:span></text:p>
      <text:h text:style-name="P60" text:outline-level="2"><text:bookmark-start text:name="__RefHeading__3976_549429935"/>Referidos a la Detección Automática de Plagio<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6">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2">(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310625207"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2">(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686444742" text:style-name="L7">
        <text:list-item>
          <text:p text:style-name="P50"/>
        </text:list-item>
      </text:list>
      <text:h text:style-name="P61" text:outline-level="3"><text:bookmark-start text:name="__RefHeading__4105_1081523524"/>Métodos de Plagio<text:bookmark-end text:name="__RefHeading__4105_1081523524"/></text:h>
      <text:p text:style-name="P21">Como se implementan los tipos de plagio.</text:p>
      <text:list xml:id="list1000607434" text:style-name="L8">
        <text:list-item>
          <text:p text:style-name="P53"><text:span text:style-name="T6">Paraphrase Plagiarism</text:span><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3"><text:span text:style-name="T6">Verbatim Plagiarism:</text:span><text:span text:style-name="T10"> plagio literal o copy-paste.</text:span></text:p>
        </text:list-item>
        <text:list-item>
          <text:p text:style-name="P51">Instrinsic Plagiarism</text:p>
        </text:list-item>
        <text:list-item>
          <text:p text:style-name="P51">Extrinsic Plagiarism</text:p>
        </text:list-item>
        <text:list-item>
          <text:p text:style-name="P51">Mono-lingual Plagiarism</text:p>
        </text:list-item>
        <text:list-item>
          <text:p text:style-name="P51">Cross-lingual Plagiarism</text:p>
        </text:list-item>
        <text:list-item>
          <text:p text:style-name="P51">Idea Plagiarism</text:p>
        </text:list-item>
      </text:list>
      <text:h text:style-name="P61" text:outline-level="3"><text:bookmark-start text:name="__RefHeading__4564_1081523524"/>Métricas<text:bookmark-end text:name="__RefHeading__4564_1081523524"/></text:h>
      <text:p text:style-name="P20"><text:span text:style-name="T10">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0">(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4">,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4">(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0">⁠,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 </text:span></text:p>
      <text:list xml:id="list54079039" text:style-name="L9">
        <text:list-item>
          <text:p text:style-name="P52"><text:soft-page-break/>Precision</text:p>
        </text:list-item>
        <text:list-item>
          <text:p text:style-name="P52">Recall</text:p>
        </text:list-item>
        <text:list-item>
          <text:p text:style-name="P52">Granularity</text:p>
        </text:list-item>
        <text:list-item>
          <text:p text:style-name="P52">Plagdet</text:p>
        </text:list-item>
        <text:list-item>
          <text:p text:style-name="P52">F-measure</text:p>
        </text:list-item>
      </text:list>
      <text:h text:style-name="P61" text:outline-level="3"><text:bookmark-start text:name="__RefHeading__4107_1081523524"/>Otros<text:bookmark-end text:name="__RefHeading__4107_1081523524"/></text:h>
      <text:p text:style-name="P21"><text:span text:style-name="T6">Sparse matching:</text:span> coincidencia esparcida, se aplica cuando dos documentos son similares en uno o más fragmentos aislados.</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1">∑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5">On the Mono- and Cross-Language Detection of Text Re-Use and Plagiarism</text:span>. Universidad Politécnica de Valencia.</text:p>
        <text:p text:style-name="P36">Grozea, C., &amp; Popescu, M. (2012). Encoplot - Tuned for High Recall (also proposing a new plagiarism detection score). <text:span text:style-name="T25">PAN’2012</text:span> (p. 12). Berlín, Germany.</text:p>
        <text:p text:style-name="P36">Imran, N. (2010). Electronic media, creativity and plagiarism. <text:span text:style-name="T25">ACM SIGCAS Computers and Society</text:span>, <text:span text:style-name="T25">40</text:span>(4), 25–44. doi:10.1145/1929609.1929613</text:p>
        <text:p text:style-name="P36">Jurafsky, D., &amp; Martin, J. H. (2009). <text:span text:style-name="T25">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5">Estudios de Lingüística del Español</text:span>, <text:span text:style-name="T25">9</text:span>. Retrieved from http://elies.rediris.es/elies9/index.htm</text:p>
        <text:p text:style-name="P36">Oberreuter, G. G., &amp; Velásquez, J. D. (2012). <text:span text:style-name="T25">Exploring Text Features for Automatic Detection of Plagiarism</text:span> (p. 14). Santiago de Chile, Chile.</text:p>
        <text:p text:style-name="P36">Potthast, M., Stein, B., Barrón-Cedeño, A., &amp; Rosso, P. (2010). An Evaluation Framework for Plagiarism Detection. <text:span text:style-name="T25">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102</meta:editing-cycles>
    <meta:editing-duration>P1DT15H21M51S</meta:editing-duration>
    <meta:initial-creator>Abel Meneses Abad</meta:initial-creator>
    <dc:date>2015-01-13T15:56:56</dc:date>
    <dc:creator>Abel Meneses Abad</dc:creator>
    <meta:document-statistic meta:table-count="8" meta:image-count="0" meta:object-count="0" meta:page-count="9" meta:paragraph-count="157" meta:word-count="2103" meta:character-count="14093" meta:non-whitespace-character-count="12089"/>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